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body">
      <style:text-properties style:font-name="Times New Roman4" fo:font-size="12pt" officeooo:rsid="0048d038" officeooo:paragraph-rsid="004aaa2b" style:font-size-asian="12pt" style:font-size-complex="12pt"/>
    </style:style>
    <style:style style:name="P2" style:family="paragraph" style:parent-style-name="Thesis_5f_body">
      <style:text-properties style:font-name="Times New Roman4" fo:font-size="12pt" officeooo:paragraph-rsid="004aaa2b" style:font-size-asian="12pt" style:font-size-complex="12pt"/>
    </style:style>
    <style:style style:name="P3" style:family="paragraph" style:parent-style-name="Thesis_5f_body">
      <style:text-properties style:font-name="Times New Roman4" fo:font-size="12pt" fo:font-weight="bold" officeooo:paragraph-rsid="004aaa2b" style:font-size-asian="12pt" style:font-weight-asian="bold" style:font-size-complex="12pt" style:font-weight-complex="bold"/>
    </style:style>
    <style:style style:name="P4" style:family="paragraph" style:parent-style-name="Thesis_5f_body">
      <style:text-properties style:font-name="Times New Roman4" fo:font-size="12pt" fo:language="en" fo:country="US" officeooo:paragraph-rsid="004aaa2b" style:font-size-asian="12pt" style:font-size-complex="12pt"/>
    </style:style>
    <style:style style:name="P5" style:family="paragraph" style:parent-style-name="Thesis_5f_body">
      <style:text-properties fo:color="#000000" style:font-name="Times New Roman4" fo:font-size="12pt" officeooo:paragraph-rsid="004aaa2b" style:font-size-asian="12pt" style:font-size-complex="12pt"/>
    </style:style>
    <style:style style:name="P6" style:family="paragraph" style:parent-style-name="Thesis_5f_body">
      <style:text-properties fo:color="#000000" style:font-name="Times New Roman4" fo:font-size="12pt" fo:language="en" fo:country="US" officeooo:paragraph-rsid="004aaa2b" style:font-size-asian="12pt" style:font-size-complex="12pt"/>
    </style:style>
    <style:style style:name="P7" style:family="paragraph" style:parent-style-name="Thesis_5f_body">
      <style:text-properties fo:color="#800000" style:font-name="Times New Roman4" fo:font-size="12pt" officeooo:paragraph-rsid="004aaa2b" style:font-size-asian="12pt" style:font-size-complex="12pt"/>
    </style:style>
    <style:style style:name="P8" style:family="paragraph" style:parent-style-name="Thesis_5f_body">
      <style:text-properties fo:color="#990000" style:font-name="Times New Roman4" fo:font-size="12pt" officeooo:paragraph-rsid="004aaa2b" style:font-size-asian="12pt" style:font-size-complex="12pt"/>
    </style:style>
    <style:style style:name="P9" style:family="paragraph" style:parent-style-name="Thesis_5f_body">
      <style:paragraph-properties fo:margin-left="1.439cm" fo:margin-right="0cm" fo:text-indent="0.72cm" style:auto-text-indent="false"/>
      <style:text-properties style:font-name="Times New Roman4" fo:font-size="12pt" officeooo:paragraph-rsid="004aaa2b" style:font-size-asian="12pt" style:font-size-complex="12pt"/>
    </style:style>
    <style:style style:name="P10" style:family="paragraph" style:parent-style-name="Thesis_5f_body">
      <style:paragraph-properties fo:margin-left="2.879cm" fo:margin-right="0cm" fo:text-indent="0.72cm" style:auto-text-indent="false"/>
      <style:text-properties style:font-name="Times New Roman4" fo:font-size="12pt" officeooo:paragraph-rsid="004aaa2b" style:font-size-asian="12pt" style:font-size-complex="12pt"/>
    </style:style>
    <style:style style:name="P11" style:family="paragraph" style:parent-style-name="Thesis_5f_Heading1" style:list-style-name="" style:master-page-name="Thesis_5f_body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style="italic" style:font-style-asian="italic"/>
    </style:style>
    <style:style style:name="T4" style:family="text">
      <style:text-properties fo:color="#000000" fo:font-style="italic" style:font-style-asian="italic" style:font-style-complex="italic"/>
    </style:style>
    <style:style style:name="T5" style:family="text">
      <style:text-properties fo:color="#000000" fo:font-style="italic" fo:background-color="#ffff00" loext:char-shading-value="0" style:font-style-asian="italic" style:font-style-complex="italic"/>
    </style:style>
    <style:style style:name="T6" style:family="text">
      <style:text-properties fo:color="#000000" fo:background-color="#ffff00" loext:char-shading-value="0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00" fo:language="en" fo:country="US"/>
    </style:style>
    <style:style style:name="T9" style:family="text">
      <style:text-properties fo:color="#000000" fo:language="en" fo:country="US" fo:font-style="italic" style:font-style-asian="italic"/>
    </style:style>
    <style:style style:name="T10" style:family="text">
      <style:text-properties fo:color="#800000"/>
    </style:style>
    <style:style style:name="T11" style:family="text">
      <style:text-properties fo:font-style="italic" style:font-style-asian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color="#990000"/>
    </style:style>
    <style:style style:name="T14" style:family="text">
      <style:text-properties fo:language="en" fo:country="US"/>
    </style:style>
    <style:style style:name="T15" style:family="text">
      <style:text-properties officeooo:rsid="004ad0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Приложение <text:span text:style-name="T15">1. Списък на макрозообентосните видове, установени в рамките на изследването (2012-2014 г.)</text:span></text:p>
      <text:p text:style-name="P3"/>
      <text:p text:style-name="P3">Тип Annelida</text:p>
      <text:p text:style-name="P2"><text:tab/><text:span text:style-name="T1">Клас Clitellata</text:span></text:p>
      <text:p text:style-name="P2"><text:tab/><text:tab/>Подклас Hirudinea</text:p>
      <text:p text:style-name="P2"><text:tab/><text:tab/><text:tab/><text:tab/><text:tab/>Hirudinea g.sp.</text:p>
      <text:p text:style-name="P2"><text:tab/><text:tab/>Подклас Oligochaeta</text:p>
      <text:p text:style-name="P2"><text:tab/><text:tab/><text:tab/><text:tab/><text:tab/>Oligochaeta g.sp.</text:p>
      <text:p text:style-name="P2"><text:tab/><text:span text:style-name="T1">Клас Polychaeta</text:span></text:p>
      <text:p text:style-name="P2"><text:tab/><text:tab/>Подклас Errantia</text:p>
      <text:p text:style-name="P2"><text:tab/><text:tab/><text:tab/>Разред Eunicida</text:p>
      <text:p text:style-name="P2"><text:tab/><text:tab/><text:tab/><text:tab/><text:span text:style-name="T2">Семейство Dorvilleidae</text:span></text:p>
      <text:p text:style-name="P2"><text:span text:style-name="T2"><text:tab/><text:tab/><text:tab/><text:tab/><text:tab/></text:span><text:span text:style-name="T3">Protodorvillea kefersteini</text:span><text:span text:style-name="T2"> (McIntosh, 1869)</text:span></text:p>
      <text:p text:style-name="P2"><text:span text:style-name="T2"><text:tab/><text:tab/><text:tab/><text:tab/><text:tab/></text:span><text:span text:style-name="T3">Schistomeringos rudolphi</text:span><text:span text:style-name="T2"> (Delle Chiaje, 1828)</text:span></text:p>
      <text:p text:style-name="P2"><text:tab/><text:tab/><text:tab/><text:tab/>Семейство Eunicidae</text:p>
      <text:p text:style-name="P2"><text:span text:style-name="T2"><text:tab/><text:tab/><text:tab/><text:tab/><text:tab/></text:span><text:span text:style-name="T3">Eunice vittata</text:span><text:span text:style-name="T2"> (Delle Chiaje, 1828)</text:span></text:p>
      <text:p text:style-name="P2"><text:span text:style-name="T2"><text:tab/><text:tab/><text:tab/><text:tab/><text:tab/></text:span><text:span text:style-name="T3">Lysidice ninetta</text:span><text:span text:style-name="T2"> Audouin &amp; H. Milne Edwards, 1833</text:span></text:p>
      <text:p text:style-name="P2"><text:tab/><text:tab/><text:tab/>Разред Phyllodocida</text:p>
      <text:p text:style-name="P2"><text:tab/><text:tab/><text:tab/><text:tab/><text:span text:style-name="T10">Подразред Aphroditiformia</text:span></text:p>
      <text:p text:style-name="P2"><text:span text:style-name="T10"><text:tab/><text:tab/><text:tab/><text:tab/></text:span><text:span text:style-name="T2">Семейство Pholoidae</text:span></text:p>
      <text:p text:style-name="P2"><text:span text:style-name="T2"><text:tab/><text:tab/><text:tab/><text:tab/><text:tab/></text:span><text:span text:style-name="T3">Pholoe inornata</text:span><text:span text:style-name="T2"> Johnston, 1839</text:span></text:p>
      <text:p text:style-name="P5"><text:tab/><text:tab/><text:tab/><text:tab/>Семейство Polynoidae</text:p>
      <text:p text:style-name="P2"><text:span text:style-name="T2"><text:tab/><text:tab/><text:tab/><text:tab/><text:tab/></text:span><text:span text:style-name="T3">Harmothoe extenuata</text:span><text:span text:style-name="T2"> (Grube, 1840)</text:span></text:p>
      <text:p text:style-name="P2"><text:span text:style-name="T2"><text:tab/><text:tab/><text:tab/><text:tab/><text:tab/></text:span><text:span text:style-name="T3">Harmothoe imbricata</text:span><text:span text:style-name="T2"> (Linnaeus, 1767)</text:span></text:p>
      <text:p text:style-name="P2"><text:span text:style-name="T2"><text:tab/><text:tab/><text:tab/><text:tab/><text:tab/></text:span><text:span text:style-name="T3">Harmothoe reticulata</text:span><text:span text:style-name="T2"> (Claparède, 1870)</text:span></text:p>
      <text:p text:style-name="P2"><text:span text:style-name="T2"><text:tab/><text:tab/><text:tab/><text:tab/><text:tab/></text:span><text:span text:style-name="T3">Polynoe scolopendrina</text:span><text:span text:style-name="T2"> Savigny, 1822</text:span></text:p>
      <text:p text:style-name="P5"><text:tab/><text:tab/><text:tab/><text:tab/>Семейство Sigalionidae</text:p>
      <text:p text:style-name="P2"><text:span text:style-name="T2"><text:tab/><text:tab/><text:tab/><text:tab/><text:tab/></text:span><text:span text:style-name="T3">Pisione remota</text:span><text:span text:style-name="T2"> (Southern, 1914)</text:span></text:p>
      <text:p text:style-name="P2"><text:span text:style-name="T2"><text:tab/><text:tab/><text:tab/><text:tab/></text:span><text:span text:style-name="T10">Подразред Glycerformia</text:span></text:p>
      <text:p text:style-name="P2"><text:span text:style-name="T2"><text:tab/><text:tab/><text:tab/><text:tab/></text:span>Семейство Glyceridae</text:p>
      <text:p text:style-name="P2"><text:tab/><text:tab/><text:tab/><text:tab/><text:tab/><text:span text:style-name="T3">Glycera tridactyla</text:span><text:span text:style-name="T2"> Schmarda, 1861</text:span></text:p>
      <text:p text:style-name="P2"><text:tab/><text:tab/><text:tab/><text:tab/><text:tab/><text:span text:style-name="T3">Glycera unicornis</text:span><text:span text:style-name="T2"> Lamarck, 1818<text:tab/><text:tab/><text:tab/></text:span></text:p>
      <text:p text:style-name="P2"><text:span text:style-name="T2"><text:tab/><text:tab/><text:tab/><text:tab/></text:span><text:span text:style-name="T10">Подразред Nereidiformia</text:span></text:p>
      <text:p text:style-name="P5"><text:tab/><text:tab/><text:tab/><text:tab/>Семейство Hesionidae</text:p>
      <text:p text:style-name="P2"><text:span text:style-name="T2"><text:tab/><text:tab/><text:tab/><text:tab/><text:tab/></text:span><text:span text:style-name="T3">Microphthalmus fragilis</text:span><text:span text:style-name="T2"> Bobretzky, 1870</text:span></text:p>
      <text:p text:style-name="P2"><text:span text:style-name="T2"><text:tab/><text:tab/><text:tab/><text:tab/><text:tab/></text:span><text:span text:style-name="T3">Microphthalmus similis</text:span><text:span text:style-name="T2"> Bobretzky, 1870<text:tab/><text:tab/><text:tab/><text:tab/></text:span></text:p>
      <text:p text:style-name="P2"><text:tab/><text:tab/><text:tab/><text:tab/>Семейство Nereididae</text:p>
      <text:p text:style-name="P2"><text:tab/><text:tab/><text:tab/><text:tab/><text:tab/><text:span text:style-name="T3">Alitta succinea</text:span><text:span text:style-name="T2"> (Leuckart, 1847)</text:span></text:p>
      <text:p text:style-name="P2"><text:span text:style-name="T2"><text:tab/><text:tab/><text:tab/><text:tab/><text:tab/></text:span><text:span text:style-name="T3">Neanthes</text:span><text:span text:style-name="T2"> sp. Kinberg, 1865</text:span></text:p>
      <text:p text:style-name="P2"><text:span text:style-name="T2"><text:tab/><text:tab/><text:tab/><text:tab/><text:tab/></text:span><text:span text:style-name="T3">Nereis pelagica</text:span><text:span text:style-name="T2"> Linnaeus, 1758</text:span></text:p>
      <text:p text:style-name="P2"><text:span text:style-name="T2"><text:tab/><text:tab/><text:tab/><text:tab/><text:tab/></text:span><text:span text:style-name="T3">Nereis perivisceralis</text:span><text:span text:style-name="T2"> Claparède, 1868</text:span></text:p>
      <text:p text:style-name="P2"><text:span text:style-name="T2"><text:tab/><text:tab/><text:tab/><text:tab/><text:tab/></text:span><text:span text:style-name="T3">Nereis pulsatoria</text:span><text:span text:style-name="T2"> (Savigny, 1822)</text:span></text:p>
      <text:p text:style-name="P2"><text:soft-page-break/><text:span text:style-name="T2"><text:tab/><text:tab/><text:tab/><text:tab/><text:tab/></text:span><text:span text:style-name="T3">Nereis rava</text:span><text:span text:style-name="T2"> Ehlers, 1864</text:span></text:p>
      <text:p text:style-name="P2"><text:span text:style-name="T2"><text:tab/><text:tab/><text:tab/><text:tab/><text:tab/></text:span><text:span text:style-name="T3">Perinereis cultrifera</text:span><text:span text:style-name="T2"> (Grube, 1840)</text:span></text:p>
      <text:p text:style-name="P2"><text:span text:style-name="T2"><text:tab/><text:tab/><text:tab/><text:tab/><text:tab/></text:span><text:span text:style-name="T3">Platynereis dumerilii</text:span><text:span text:style-name="T2"> (Audouin &amp; Milne Edwards, 1834)</text:span></text:p>
      <text:p text:style-name="P2"><text:tab/><text:tab/><text:tab/><text:tab/>Семейство Syllidae</text:p>
      <text:p text:style-name="P2"><text:span text:style-name="T2"><text:tab/><text:tab/><text:tab/><text:tab/><text:tab/></text:span><text:span text:style-name="T3">Exogone naidina</text:span><text:span text:style-name="T2"> Örsted, 1845</text:span></text:p>
      <text:p text:style-name="P2"><text:span text:style-name="T2"><text:tab/><text:tab/><text:tab/><text:tab/><text:tab/></text:span><text:span text:style-name="T3">Salvatoria clavata</text:span><text:span text:style-name="T2"> (Claparède, 1863)</text:span></text:p>
      <text:p text:style-name="P2"><text:span text:style-name="T2"><text:tab/><text:tab/><text:tab/><text:tab/><text:tab/></text:span><text:span text:style-name="T3">Sphaerosyllis hystrix</text:span><text:span text:style-name="T2"> Claparède, 1863</text:span></text:p>
      <text:p text:style-name="P2"><text:span text:style-name="T2"><text:tab/><text:tab/><text:tab/><text:tab/><text:tab/></text:span><text:span text:style-name="T3">Streptosyllis bidentata</text:span><text:span text:style-name="T2"> Southern, 1914</text:span></text:p>
      <text:p text:style-name="P2"><text:span text:style-name="T2"><text:tab/><text:tab/><text:tab/><text:tab/><text:tab/></text:span><text:span text:style-name="T3">Syllis gracilis</text:span><text:span text:style-name="T2"> Grube, 1840</text:span></text:p>
      <text:p text:style-name="P2"><text:tab/><text:tab/><text:tab/><text:tab/><text:tab/><text:span text:style-name="T11">Syllis hyalina</text:span> Grube, 1863</text:p>
      <text:p text:style-name="P2"><text:tab/><text:tab/><text:tab/><text:tab/><text:span text:style-name="T10">Подразред Phyllodocida incertae sedis</text:span></text:p>
      <text:p text:style-name="P2"><text:tab/><text:tab/><text:tab/><text:tab/>Семейство Nephtyidae</text:p>
      <text:p text:style-name="P2"><text:span text:style-name="T2"><text:tab/><text:tab/><text:tab/><text:tab/><text:tab/></text:span><text:span text:style-name="T3">Micronephthys stammeri</text:span><text:span text:style-name="T2"> (Augener, 1932)</text:span></text:p>
      <text:p text:style-name="P2"><text:span text:style-name="T2"><text:tab/><text:tab/><text:tab/><text:tab/><text:tab/></text:span><text:span text:style-name="T3">Nephtys cirrosa</text:span><text:span text:style-name="T2"> Ehlers, 1868</text:span></text:p>
      <text:p text:style-name="P2"><text:span text:style-name="T2"><text:tab/><text:tab/><text:tab/><text:tab/><text:tab/></text:span><text:span text:style-name="T3">Nephtys hombergii</text:span><text:span text:style-name="T2"> Savigny in Lamarck, 1818</text:span></text:p>
      <text:p text:style-name="P2"><text:tab/><text:tab/><text:tab/><text:tab/><text:tab/><text:span text:style-name="T11">Nephtys kersivalensis</text:span> McIntosh, 1908</text:p>
      <text:p text:style-name="P2"><text:tab/><text:tab/><text:tab/><text:tab/><text:span text:style-name="T10">Подразред Phyllodociformia</text:span></text:p>
      <text:p text:style-name="P2"><text:tab/><text:tab/><text:tab/><text:tab/>Семейство Phyllodocidae</text:p>
      <text:p text:style-name="P2"><text:span text:style-name="T2"><text:tab/><text:tab/><text:tab/><text:tab/><text:tab/></text:span><text:span text:style-name="T3">Eteone flava </text:span><text:span text:style-name="T2">(Fabricius, 1780)</text:span></text:p>
      <text:p text:style-name="P2"><text:span text:style-name="T2"><text:tab/><text:tab/><text:tab/><text:tab/><text:tab/></text:span><text:span text:style-name="T3">Eulalia viridis</text:span><text:span text:style-name="T2"> (Linnaeus, 1767)</text:span></text:p>
      <text:p text:style-name="P2"><text:span text:style-name="T2"><text:tab/><text:tab/><text:tab/><text:tab/><text:tab/></text:span><text:span text:style-name="T5">Genetyllis tuberculata </text:span><text:span text:style-name="T6">(Bobretzky, 1868)</text:span></text:p>
      <text:p text:style-name="P2"><text:span text:style-name="T2"><text:tab/><text:tab/><text:tab/><text:tab/><text:tab/></text:span><text:span text:style-name="T3">Mysta picta</text:span><text:span text:style-name="T2"> (Quatrefages, 1866)</text:span></text:p>
      <text:p text:style-name="P2"><text:span text:style-name="T2"><text:tab/><text:tab/><text:tab/><text:tab/><text:tab/></text:span><text:span text:style-name="T3">Phyllodoce maculata</text:span><text:span text:style-name="T2"> (Linnaeus, 1767)</text:span></text:p>
      <text:p text:style-name="P2"><text:span text:style-name="T2"><text:tab/><text:tab/><text:tab/><text:tab/><text:tab/></text:span><text:span text:style-name="T3">Phyllodoce mucosa</text:span><text:span text:style-name="T2"> Örsted, 1843<text:tab/><text:tab/><text:tab/><text:tab/></text:span></text:p>
      <text:p text:style-name="P5"><text:tab/><text:tab/>Подклас Polychaeta incertae sedis</text:p>
      <text:p text:style-name="P5"><text:span text:style-name="T12"><text:tab/><text:tab/><text:tab/></text:span><text:tab/>Семейство Dinophilidae</text:p>
      <text:p text:style-name="P2"><text:span text:style-name="T2"><text:tab/><text:tab/><text:tab/><text:tab/><text:tab/> </text:span><text:span text:style-name="T3">Dinophilus gyrociliatus</text:span><text:span text:style-name="T2"> O. Schmidt, 1857</text:span></text:p>
      <text:p text:style-name="P5"><text:tab/><text:tab/><text:tab/><text:tab/>Семейство Polygordiidae</text:p>
      <text:p text:style-name="P2"><text:span text:style-name="T2"><text:tab/><text:tab/><text:tab/><text:tab/><text:tab/></text:span><text:span text:style-name="T3">Polygordius neapolitanus</text:span><text:span text:style-name="T2"> Fraipont, 1887</text:span></text:p>
      <text:p text:style-name="P5"><text:tab/><text:tab/><text:tab/><text:tab/>Семейство Protodrilidae</text:p>
      <text:p text:style-name="P2"><text:span text:style-name="T2"><text:tab/><text:tab/><text:tab/><text:tab/><text:tab/></text:span><text:span text:style-name="T3">Protodrilus flavocapitatus</text:span><text:span text:style-name="T2"> Uljanin, 1877</text:span></text:p>
      <text:p text:style-name="P2"><text:tab/><text:tab/>Подклас Sedentaria</text:p>
      <text:p text:style-name="P2"><text:span text:style-name="T2"><text:tab/><text:tab/><text:tab/></text:span><text:span text:style-name="T10">Инфраклас Canalipalpata</text:span></text:p>
      <text:p text:style-name="P5"><text:tab/><text:tab/><text:tab/>Разред Sabellida</text:p>
      <text:p text:style-name="P2"><text:tab/><text:tab/><text:tab/><text:tab/>Семейство Sabellidae</text:p>
      <text:p text:style-name="P2"><text:span text:style-name="T2"><text:tab/><text:tab/><text:tab/><text:tab/><text:tab/></text:span><text:span text:style-name="T3">Sabellaria taurica</text:span><text:span text:style-name="T2"> (Rathke, 1837)</text:span></text:p>
      <text:p text:style-name="P5"><text:tab/><text:tab/><text:tab/>Разред Spionida</text:p>
      <text:p text:style-name="P2"><text:span text:style-name="T2"><text:tab/><text:tab/><text:tab/><text:tab/>Семейство </text:span>Magelonidae</text:p>
      <text:p text:style-name="P2"><text:span text:style-name="T2"><text:tab/><text:tab/><text:tab/><text:tab/><text:tab/></text:span><text:span text:style-name="T3">Magelona papillicornis</text:span><text:span text:style-name="T2"> F. Müller, 1858</text:span></text:p>
      <text:p text:style-name="P2"><text:span text:style-name="T2"><text:tab/><text:tab/><text:tab/><text:tab/><text:tab/></text:span><text:span text:style-name="T3">Magelona rosea</text:span><text:span text:style-name="T2"> Moore, 1907</text:span></text:p>
      <text:p text:style-name="P2"><text:tab/><text:tab/><text:tab/><text:tab/>Семейство Spionidae</text:p>
      <text:p text:style-name="P2"><text:span text:style-name="T2"><text:tab/><text:tab/><text:tab/><text:tab/><text:tab/></text:span><text:span text:style-name="T3">Aonides paucibranchiata</text:span><text:span text:style-name="T2"> Southern, 1914</text:span></text:p>
      <text:p text:style-name="P2"><text:span text:style-name="T2"><text:tab/><text:tab/><text:tab/><text:tab/><text:tab/></text:span><text:span text:style-name="T3">Polydora ciliata</text:span><text:span text:style-name="T2"> (Johnston, 1838)</text:span></text:p>
      <text:p text:style-name="P2"><text:span text:style-name="T2"><text:tab/><text:tab/><text:tab/><text:tab/><text:tab/></text:span><text:span text:style-name="T3">Prionospio cirrifera</text:span><text:span text:style-name="T2"> Wirén, 1883</text:span></text:p>
      <text:p text:style-name="P2"><text:span text:style-name="T2"><text:tab/><text:tab/><text:tab/><text:tab/><text:tab/></text:span><text:span text:style-name="T3">Spio filicornis</text:span><text:span text:style-name="T2"> (Müller, 1776)</text:span></text:p>
      <text:p text:style-name="P2"><text:tab/><text:tab/><text:tab/>Разред Terebellida</text:p>
      <text:p text:style-name="P2"><text:soft-page-break/><text:tab/><text:tab/><text:tab/><text:tab/>Семейство Ampharetidae</text:p>
      <text:p text:style-name="P2"><text:span text:style-name="T2"><text:tab/><text:tab/><text:tab/><text:tab/><text:tab/></text:span><text:span text:style-name="T3">Melinna palmata</text:span><text:span text:style-name="T2"> Grube, 1870</text:span></text:p>
      <text:p text:style-name="P5"><text:tab/><text:tab/><text:tab/><text:tab/>Семейство Maldanidae</text:p>
      <text:p text:style-name="P2"><text:span text:style-name="T2"><text:tab/><text:tab/><text:tab/><text:tab/><text:tab/></text:span><text:span text:style-name="T3">Leiochone leiopygos</text:span><text:span text:style-name="T2"> (Grube, 1860)</text:span></text:p>
      <text:p text:style-name="P2"><text:span text:style-name="T2"><text:tab/><text:tab/><text:tab/><text:tab/><text:tab/></text:span><text:span text:style-name="T3">Maldane glebifex</text:span><text:span text:style-name="T2"> Grube, 1860</text:span></text:p>
      <text:p text:style-name="P2"><text:span text:style-name="T2"><text:tab/><text:tab/><text:tab/><text:tab/><text:tab/></text:span><text:span text:style-name="T3">Micromaldane ornithochaeta</text:span><text:span text:style-name="T2"> Mesnil, 1897</text:span></text:p>
      <text:p text:style-name="P5"><text:tab/><text:tab/><text:tab/><text:tab/>Семейство Pectinariidae</text:p>
      <text:p text:style-name="P2"><text:span text:style-name="T2"><text:tab/><text:tab/><text:tab/><text:tab/><text:tab/></text:span><text:span text:style-name="T3">Lagis koreni</text:span><text:span text:style-name="T2"> Malmgren, 1866</text:span></text:p>
      <text:p text:style-name="P5"><text:tab/><text:tab/><text:tab/><text:tab/>Семейство Sternaspidae</text:p>
      <text:p text:style-name="P2"><text:span text:style-name="T2"><text:tab/><text:tab/><text:tab/><text:tab/><text:tab/></text:span><text:span text:style-name="T3">Sternaspis scutata </text:span><text:span text:style-name="T2">Ranzani, 1817</text:span></text:p>
      <text:p text:style-name="P5"><text:tab/><text:tab/><text:tab/><text:tab/>Семейство Terebellidae</text:p>
      <text:p text:style-name="P2"><text:span text:style-name="T2"><text:tab/><text:tab/><text:tab/><text:tab/><text:tab/></text:span><text:span text:style-name="T3">Amphitritides gracilis</text:span><text:span text:style-name="T2"> (Grube, 1860)</text:span></text:p>
      <text:p text:style-name="P2"><text:span text:style-name="T2"><text:tab/><text:tab/><text:tab/><text:tab/><text:tab/></text:span><text:span text:style-name="T3">Polycirrus caliendrum</text:span><text:span text:style-name="T2"> Claparède, 1869</text:span></text:p>
      <text:p text:style-name="P2"><text:span text:style-name="T2"><text:tab/><text:tab/><text:tab/><text:tab/><text:tab/></text:span><text:span text:style-name="T3">Polycirrus jubatus</text:span><text:span text:style-name="T2"> Bobretzky, 1869</text:span></text:p>
      <text:p text:style-name="P2"><text:span text:style-name="T2"><text:tab/><text:tab/><text:tab/></text:span><text:span text:style-name="T10">Инфраклас Scolecida</text:span></text:p>
      <text:p text:style-name="P2"><text:tab/><text:tab/><text:tab/><text:tab/>Семейство Capitellidae</text:p>
      <text:p text:style-name="P2"><text:span text:style-name="T2"><text:tab/><text:tab/><text:tab/><text:tab/><text:tab/></text:span><text:span text:style-name="T3">Capitella capitata</text:span><text:span text:style-name="T2"> (Fabricius, 1780)</text:span></text:p>
      <text:p text:style-name="P2"><text:span text:style-name="T2"><text:tab/><text:tab/><text:tab/><text:tab/><text:tab/></text:span><text:span text:style-name="T3">Capitella minima</text:span><text:span text:style-name="T2"> Langerhans, 1881</text:span></text:p>
      <text:p text:style-name="P2"><text:span text:style-name="T2"><text:tab/><text:tab/><text:tab/><text:tab/><text:tab/></text:span><text:span text:style-name="T3">Heteromastus filiformis</text:span><text:span text:style-name="T2"> (Claparède, 1864)</text:span></text:p>
      <text:p text:style-name="P5"><text:tab/><text:tab/><text:tab/><text:tab/>Семейство Opheliidae</text:p>
      <text:p text:style-name="P2"><text:span text:style-name="T2"><text:tab/><text:tab/><text:tab/><text:tab/><text:tab/></text:span><text:span text:style-name="T3">Ophelia limacina</text:span><text:span text:style-name="T2"> (Rathke, 1843)</text:span></text:p>
      <text:p text:style-name="P2"><text:tab/><text:tab/><text:tab/><text:tab/>Семейство Paraonidae</text:p>
      <text:p text:style-name="P2"><text:span text:style-name="T2"><text:tab/><text:tab/><text:tab/><text:tab/><text:tab/></text:span><text:span text:style-name="T3">Aricidea (Strelzovia) claudiae</text:span><text:span text:style-name="T2"> Laubier, 1967</text:span></text:p>
      <text:p text:style-name="P2"><text:span text:style-name="T2"><text:tab/><text:tab/><text:tab/><text:tab/><text:tab/></text:span><text:span text:style-name="T3">Paradoneis harpagonea</text:span><text:span text:style-name="T2"> (Storch, 1967)<text:tab/><text:tab/><text:tab/><text:tab/></text:span></text:p>
      <text:p text:style-name="P2"><text:tab/></text:p>
      <text:p text:style-name="P3">Тип Arthropoda</text:p>
      <text:p text:style-name="P2"><text:tab/><text:span text:style-name="T10">Подтип Chelicerata</text:span></text:p>
      <text:p text:style-name="P2"><text:tab/><text:span text:style-name="T7">Клас Arachnida</text:span></text:p>
      <text:p text:style-name="P2"><text:tab/><text:tab/>Подклас Acari</text:p>
      <text:p text:style-name="P2"><text:tab/><text:tab/><text:tab/><text:tab/><text:tab/>Acari g.sp.</text:p>
      <text:p text:style-name="P7"><text:tab/>Подтип Crustacea</text:p>
      <text:p text:style-name="P2"><text:tab/><text:span text:style-name="T1">Клас Malacostraca</text:span></text:p>
      <text:p text:style-name="P5"><text:tab/><text:tab/>Подклас Eumalacostraca</text:p>
      <text:p text:style-name="P2"><text:span text:style-name="T2"><text:tab/><text:tab/><text:tab/></text:span><text:span text:style-name="T10">Надразред Eucarida</text:span></text:p>
      <text:p text:style-name="P5"><text:tab/><text:tab/><text:tab/>Разред Decapoda</text:p>
      <text:p text:style-name="P2"><text:tab/><text:tab/><text:tab/><text:tab/>Семейство Callianassidae</text:p>
      <text:p text:style-name="P2"><text:span text:style-name="T2"><text:tab/><text:tab/><text:tab/><text:tab/><text:tab/></text:span><text:span text:style-name="T3">Pestarella candida</text:span><text:span text:style-name="T2"> (Olivi, 1792)</text:span></text:p>
      <text:p text:style-name="P5"><text:tab/><text:tab/><text:tab/><text:tab/>Семейство Diogenidae</text:p>
      <text:p text:style-name="P2"><text:span text:style-name="T2"><text:tab/><text:tab/><text:tab/><text:tab/><text:tab/></text:span><text:span text:style-name="T3">Diogenes pugilator</text:span><text:span text:style-name="T2"> (Roux, 1829)</text:span></text:p>
      <text:p text:style-name="P5"><text:tab/><text:tab/><text:tab/><text:tab/>Семейство Panopeidae</text:p>
      <text:p text:style-name="P2"><text:span text:style-name="T2"><text:tab/><text:tab/><text:tab/><text:tab/><text:tab/></text:span><text:span text:style-name="T3">Rhithropanopeus harrisii</text:span><text:span text:style-name="T2"> (Gould, 1841)</text:span></text:p>
      <text:p text:style-name="P5"><text:tab/><text:tab/><text:tab/><text:tab/>Семейство Varunidae</text:p>
      <text:p text:style-name="P2"><text:span text:style-name="T2"><text:tab/><text:tab/><text:tab/><text:tab/><text:tab/></text:span><text:span text:style-name="T3">Brachynotus sexdentatus</text:span><text:span text:style-name="T2"> (Risso, 1827)</text:span></text:p>
      <text:p text:style-name="P2"><text:tab/><text:tab/><text:tab/><text:tab/>Семейство Upogebiidae</text:p>
      <text:p text:style-name="P2"><text:span text:style-name="T2"><text:tab/><text:tab/><text:tab/><text:tab/><text:tab/></text:span><text:span text:style-name="T3">Upogebia pusilla</text:span><text:span text:style-name="T2"> (Petagna, 1792)</text:span></text:p>
      <text:p text:style-name="P2"><text:soft-page-break/><text:span text:style-name="T2"><text:tab/><text:tab/><text:tab/><text:tab/></text:span><text:span text:style-name="T10">Decapoda larvae</text:span></text:p>
      <text:p text:style-name="P2"><text:span text:style-name="T2"><text:tab/><text:tab/><text:tab/></text:span><text:span text:style-name="T10">Надразред Peracarida</text:span></text:p>
      <text:p text:style-name="P2"><text:span text:style-name="T2"><text:tab/><text:tab/><text:tab/></text:span>Разред Amphipoda</text:p>
      <text:p text:style-name="P2"><text:tab/><text:tab/><text:tab/><text:tab/>Семейство Ampeliscidae</text:p>
      <text:p text:style-name="P2"><text:tab/><text:tab/><text:tab/><text:tab/><text:tab/><text:span text:style-name="T3">Ampelisca diadema</text:span><text:span text:style-name="T2"> (Costa, 1853)</text:span></text:p>
      <text:p text:style-name="P5"><text:tab/><text:tab/><text:tab/><text:tab/>Семейство Ampithoidae</text:p>
      <text:p text:style-name="P2"><text:span text:style-name="T2"><text:tab/><text:tab/><text:tab/><text:tab/><text:tab/></text:span><text:span text:style-name="T3">Ampithoe</text:span><text:span text:style-name="T2"> sp. Leach, 1814</text:span></text:p>
      <text:p text:style-name="P5"><text:tab/><text:tab/><text:tab/><text:tab/>Семейство Aoridae</text:p>
      <text:p text:style-name="P2"><text:span text:style-name="T2"><text:tab/><text:tab/><text:tab/><text:tab/><text:tab/></text:span><text:span text:style-name="T3">Microdeutopus gryllotalpa</text:span><text:span text:style-name="T2"> Costa, 1853</text:span></text:p>
      <text:p text:style-name="P2"><text:span text:style-name="T2"><text:tab/><text:tab/><text:tab/><text:tab/><text:tab/></text:span><text:span text:style-name="T3">Microdeutopus versiculatus</text:span><text:span text:style-name="T2"> (Bate, 1856)</text:span></text:p>
      <text:p text:style-name="P5"><text:tab/><text:tab/><text:tab/><text:tab/>Семейство Atylidae</text:p>
      <text:p text:style-name="P2"><text:span text:style-name="T2"><text:tab/><text:tab/><text:tab/><text:tab/><text:tab/></text:span><text:span text:style-name="T3">Nototropis guttatus</text:span><text:span text:style-name="T2"> Costa, 1853</text:span></text:p>
      <text:p text:style-name="P5"><text:tab/><text:tab/><text:tab/><text:tab/>Семейство Bathyporeiidae</text:p>
      <text:p text:style-name="P2"><text:span text:style-name="T2"><text:tab/><text:tab/><text:tab/><text:tab/><text:tab/></text:span><text:span text:style-name="T3">Bathyporeia guilliamsoniana</text:span><text:span text:style-name="T2"> (Bate, 1857)</text:span></text:p>
      <text:p text:style-name="P5"><text:tab/><text:tab/><text:tab/><text:tab/>Семейство Calliopiidae</text:p>
      <text:p text:style-name="P2"><text:span text:style-name="T2"><text:tab/><text:tab/><text:tab/><text:tab/><text:tab/></text:span><text:span text:style-name="T3">Apherusa bispinosa</text:span><text:span text:style-name="T2"> (Bate, 1857)</text:span></text:p>
      <text:p text:style-name="P5"><text:tab/><text:tab/><text:tab/><text:tab/>Семейство Corophiidae</text:p>
      <text:p text:style-name="P2"><text:span text:style-name="T2"><text:tab/><text:tab/><text:tab/><text:tab/><text:tab/></text:span><text:span text:style-name="T3">Crassicorophium crassicorne</text:span><text:span text:style-name="T2"> (Bruzelius, 1859)<text:tab/></text:span></text:p>
      <text:p text:style-name="P2"><text:span text:style-name="T2"><text:tab/><text:tab/><text:tab/><text:tab/><text:tab/></text:span><text:span text:style-name="T3">Monocorophium acherusicum</text:span><text:span text:style-name="T2"> (Costa, 1853)</text:span></text:p>
      <text:p text:style-name="P2"><text:span text:style-name="T2"><text:tab/><text:tab/><text:tab/><text:tab/><text:tab/></text:span><text:span text:style-name="T3">Monocorophium insidiosum</text:span><text:span text:style-name="T2"> (Crawford, 1937)</text:span></text:p>
      <text:p text:style-name="P5"><text:tab/><text:tab/><text:tab/><text:tab/>Семейство Dexaminidae</text:p>
      <text:p text:style-name="P2"><text:span text:style-name="T2"><text:tab/><text:tab/><text:tab/><text:tab/><text:tab/></text:span><text:span text:style-name="T3">Dexamine spinosa</text:span><text:span text:style-name="T2"> (Montagu, 1813)</text:span></text:p>
      <text:p text:style-name="P5"><text:tab/><text:tab/><text:tab/><text:tab/>Семейство Gammaridae</text:p>
      <text:p text:style-name="P2"><text:span text:style-name="T2"><text:tab/><text:tab/><text:tab/><text:tab/><text:tab/></text:span><text:span text:style-name="T3">Gammarus </text:span><text:span text:style-name="T2">sp. Fabricius, 1775</text:span></text:p>
      <text:p text:style-name="P2"><text:tab/><text:tab/><text:tab/><text:tab/>Семейство Melitidae</text:p>
      <text:p text:style-name="P2"><text:span text:style-name="T2"><text:tab/><text:tab/><text:tab/><text:tab/><text:tab/></text:span><text:span text:style-name="T3">Melita palmata</text:span><text:span text:style-name="T2"> (Montagu, 1804)</text:span></text:p>
      <text:p text:style-name="P5"><text:tab/><text:tab/><text:tab/><text:tab/>Семейство Microprotopidae</text:p>
      <text:p text:style-name="P2"><text:span text:style-name="T2"><text:tab/><text:tab/><text:tab/><text:tab/><text:tab/></text:span><text:span text:style-name="T3">Microprotopus maculatus</text:span><text:span text:style-name="T2"> Norman, 1867</text:span></text:p>
      <text:p text:style-name="P5"><text:tab/><text:tab/><text:tab/><text:tab/>Семейство Oedicerotidae</text:p>
      <text:p text:style-name="P2"><text:span text:style-name="T2"><text:tab/><text:tab/><text:tab/><text:tab/><text:tab/></text:span><text:span text:style-name="T3">Perioculodes longimanus</text:span><text:span text:style-name="T2"> (Bate &amp; Westwood, 1868)</text:span></text:p>
      <text:p text:style-name="P5"><text:tab/><text:tab/><text:tab/><text:tab/>Семейство Stenothoidae</text:p>
      <text:p text:style-name="P2"><text:span text:style-name="T2"><text:tab/><text:tab/><text:tab/><text:tab/><text:tab/></text:span><text:span text:style-name="T3">Stenothoe monoculoides</text:span><text:span text:style-name="T2"> (Montagu, 1815)</text:span></text:p>
      <text:p text:style-name="P2"><text:tab/><text:tab/><text:tab/>Разред Cumacea</text:p>
      <text:p text:style-name="P5"><text:tab/><text:tab/><text:tab/><text:tab/>Семейство Bodotriidae</text:p>
      <text:p text:style-name="P2"><text:span text:style-name="T2"><text:tab/><text:tab/><text:tab/><text:tab/><text:tab/></text:span><text:span text:style-name="T3">Bodotria arenosa</text:span><text:span text:style-name="T2"> Goodsir, 1843</text:span></text:p>
      <text:p text:style-name="P2"><text:span text:style-name="T2"><text:tab/><text:tab/><text:tab/><text:tab/><text:tab/></text:span><text:span text:style-name="T3">Cumopsis goodsir</text:span><text:span text:style-name="T2"> (Van Beneden, 1861)</text:span></text:p>
      <text:p text:style-name="P2"><text:span text:style-name="T2"><text:tab/><text:tab/><text:tab/><text:tab/><text:tab/></text:span><text:span text:style-name="T3">Iphinoe tenella</text:span><text:span text:style-name="T2"> Sars, 1878</text:span></text:p>
      <text:p text:style-name="P5"><text:tab/><text:tab/><text:tab/><text:tab/>Семейство Nannastacidae</text:p>
      <text:p text:style-name="P2"><text:span text:style-name="T2"><text:tab/><text:tab/><text:tab/><text:tab/><text:tab/></text:span><text:span text:style-name="T3">Cumella (Cumella) limicola</text:span><text:span text:style-name="T2"> Sars, 1879</text:span></text:p>
      <text:p text:style-name="P2"><text:span text:style-name="T2"><text:tab/><text:tab/><text:tab/><text:tab/><text:tab/></text:span><text:span text:style-name="T3">Cumella (Cumella) pygmaea</text:span><text:span text:style-name="T2"> G.O. Sars, 1865</text:span></text:p>
      <text:p text:style-name="P5"><text:tab/><text:tab/><text:tab/><text:tab/>Семейство Pseudocumatidae</text:p>
      <text:p text:style-name="P2"><text:span text:style-name="T2"><text:tab/><text:tab/><text:tab/><text:tab/><text:tab/></text:span><text:span text:style-name="T3">Pseudocuma (Pseudocuma) longicorne</text:span><text:span text:style-name="T2"> (Bate, 1858)<text:tab/><text:tab/><text:tab/></text:span></text:p>
      <text:p text:style-name="P2"><text:tab/><text:tab/><text:tab/>Разред Isopoda</text:p>
      <text:p text:style-name="P5"><text:tab/><text:tab/><text:tab/><text:tab/>Семейство Cirolanidae</text:p>
      <text:p text:style-name="P2"><text:span text:style-name="T2"><text:tab/><text:tab/><text:tab/><text:tab/><text:tab/></text:span><text:span text:style-name="T3">Eurydice dollfusi</text:span><text:span text:style-name="T2"> Monod, 1930</text:span></text:p>
      <text:p text:style-name="P2"><text:soft-page-break/><text:span text:style-name="T2"><text:tab/><text:tab/><text:tab/><text:tab/><text:tab/></text:span><text:span text:style-name="T3">Eurydice pontica</text:span><text:span text:style-name="T2"> Czerniavsky, 1868</text:span></text:p>
      <text:p text:style-name="P5"><text:tab/><text:tab/><text:tab/><text:tab/>Семейство Gnathiidae</text:p>
      <text:p text:style-name="P2"><text:span text:style-name="T2"><text:tab/><text:tab/><text:tab/><text:tab/><text:tab/></text:span><text:span text:style-name="T3">Elaphognathia bacescoi</text:span><text:span text:style-name="T2"> (Kussakin, 1969)</text:span></text:p>
      <text:p text:style-name="P5"><text:tab/><text:tab/><text:tab/><text:tab/>Семейство Idoteidae</text:p>
      <text:p text:style-name="P2"><text:span text:style-name="T2"><text:tab/><text:tab/><text:tab/><text:tab/><text:tab/></text:span><text:span text:style-name="T3">Idotea balthica</text:span><text:span text:style-name="T2"> (Pallas, 1772)</text:span></text:p>
      <text:p text:style-name="P2"><text:span text:style-name="T2"><text:tab/><text:tab/><text:tab/><text:tab/><text:tab/></text:span><text:span text:style-name="T3">Stenosoma capito</text:span><text:span text:style-name="T2"> (Rathke, 1837)</text:span></text:p>
      <text:p text:style-name="P2"><text:tab/><text:tab/><text:tab/>Разред Mysida</text:p>
      <text:p text:style-name="P5"><text:tab/><text:tab/><text:tab/><text:tab/>Семейство Mysidae</text:p>
      <text:p text:style-name="P2"><text:span text:style-name="T2"><text:tab/><text:tab/><text:tab/><text:tab/><text:tab/></text:span><text:span text:style-name="T3">Gastrosaccus sanctus</text:span><text:span text:style-name="T2"> (Van Beneden, 1861)</text:span></text:p>
      <text:p text:style-name="P2"><text:tab/><text:tab/><text:tab/>Разред Tanaidacea</text:p>
      <text:p text:style-name="P5"><text:tab/><text:tab/><text:tab/><text:tab/>Семейство Apseudidae</text:p>
      <text:p text:style-name="P2"><text:span text:style-name="T2"><text:tab/><text:tab/><text:tab/><text:tab/><text:tab/></text:span><text:span text:style-name="T3">Apseudopsis ostroumovi </text:span><text:span text:style-name="T2">Bacescu &amp; Carausu, 1947</text:span></text:p>
      <text:p text:style-name="P5"><text:tab/><text:tab/><text:tab/><text:tab/>Семейство Leptocheliidae</text:p>
      <text:p text:style-name="P2"><text:span text:style-name="T2"><text:tab/><text:tab/><text:tab/><text:tab/><text:tab/></text:span><text:span text:style-name="T3">Leptochelia savignyi</text:span><text:span text:style-name="T2"> (Krøyer, 1842)</text:span></text:p>
      <text:p text:style-name="P2"><text:tab/><text:tab/>Подклас Thecostraca</text:p>
      <text:p text:style-name="P5"><text:tab/><text:tab/><text:tab/>Разред Sessilia</text:p>
      <text:p text:style-name="P5"><text:tab/><text:tab/><text:tab/><text:tab/>Семейство Balanidae</text:p>
      <text:p text:style-name="P2"><text:span text:style-name="T2"><text:tab/><text:tab/><text:tab/><text:tab/><text:tab/></text:span><text:span text:style-name="T3">Amphibalanus improvisus</text:span><text:span text:style-name="T2"> (Darwin, 1854)</text:span></text:p>
      <text:p text:style-name="P2"><text:tab/><text:span text:style-name="T13">Подтип Hexapoda</text:span></text:p>
      <text:p text:style-name="P2"><text:tab/><text:span text:style-name="T7">Клас Insecta</text:span></text:p>
      <text:p text:style-name="P2"><text:tab/><text:tab/>Подклас Pterygota</text:p>
      <text:p text:style-name="P2"><text:tab/><text:tab/><text:tab/>Разред Diptera</text:p>
      <text:p text:style-name="P2"><text:tab/><text:tab/><text:tab/><text:tab/>Семейство Chironomidae</text:p>
      <text:p text:style-name="P2"><text:tab/><text:tab/><text:tab/><text:tab/><text:tab/>Chironomidae larvae</text:p>
      <text:p text:style-name="P2"/>
      <text:p text:style-name="P3">Тип Chordata</text:p>
      <text:p text:style-name="P2"><text:tab/><text:span text:style-name="T13">Подтип Cephalocordata</text:span></text:p>
      <text:p text:style-name="P2"><text:tab/><text:span text:style-name="T1">Клас Leptocardii</text:span></text:p>
      <text:p text:style-name="P2"><text:tab/><text:tab/><text:tab/><text:tab/>Семейство Branchiostomatidae</text:p>
      <text:p text:style-name="P2"><text:tab/><text:tab/><text:tab/><text:tab/><text:tab/><text:span text:style-name="T3">Branchiostoma lanceolatum</text:span><text:span text:style-name="T2"> (Pallas, 1774)</text:span></text:p>
      <text:p text:style-name="P2"><text:span text:style-name="T2"><text:tab/></text:span><text:span text:style-name="T13">Подтип Vertebrata</text:span></text:p>
      <text:p text:style-name="P8"><text:tab/>Надклас Pisces</text:p>
      <text:p text:style-name="P7"><text:tab/><text:tab/><text:tab/><text:tab/><text:tab/>Pisces larvae</text:p>
      <text:p text:style-name="P2"><text:tab/><text:tab/><text:tab/><text:tab/><text:tab/></text:p>
      <text:p text:style-name="P3">Тип Cnidaria</text:p>
      <text:p text:style-name="P2"><text:tab/><text:span text:style-name="T1">Клас Anthozoa</text:span></text:p>
      <text:p text:style-name="P2"><text:tab/><text:tab/>Подклас Hexacorallia</text:p>
      <text:p text:style-name="P2"><text:tab/><text:tab/><text:tab/>Разред Actiniaria</text:p>
      <text:p text:style-name="P2"><text:tab/><text:tab/><text:tab/><text:tab/><text:tab/>Actiniaria g.sp.</text:p>
      <text:p text:style-name="P2"/>
      <text:p text:style-name="P3">Тип Echinodermata</text:p>
      <text:p text:style-name="P2"><text:tab/><text:span text:style-name="T1">Клас Holothuroidea</text:span></text:p>
      <text:p text:style-name="P2"><text:tab/><text:tab/><text:tab/>Разред Apodida</text:p>
      <text:p text:style-name="P2"><text:tab/><text:tab/><text:tab/><text:tab/>Семейство Synaptidae</text:p>
      <text:p text:style-name="P2"><text:tab/><text:tab/><text:tab/><text:tab/><text:tab/><text:span text:style-name="T3">Leptosynapta inhaerens</text:span><text:span text:style-name="T2"> (O.F. Müller, 1776)</text:span></text:p>
      <text:p text:style-name="P2"><text:tab/><text:tab/><text:tab/><text:tab/><text:tab/></text:p>
      <text:p text:style-name="P3"><text:soft-page-break/>Тип Mollusca</text:p>
      <text:p text:style-name="P2"><text:tab/><text:span text:style-name="T1">Клас Bivalvia</text:span></text:p>
      <text:p text:style-name="P2"><text:tab/><text:tab/>Подклас Heterodonta</text:p>
      <text:p text:style-name="P2"><text:tab/><text:tab/><text:tab/><text:tab/>Семейство Thraciidae</text:p>
      <text:p text:style-name="P2"><text:tab/><text:tab/><text:tab/><text:tab/><text:tab/><text:span text:style-name="T3">Thracia phaseolina</text:span><text:span text:style-name="T2"> (Lamarck, 1818)</text:span></text:p>
      <text:p text:style-name="P2"><text:tab/><text:tab/><text:tab/>Разред <text:span text:style-name="T14">Cardiida</text:span></text:p>
      <text:p text:style-name="P2"><text:span text:style-name="T14"><text:tab/><text:tab/><text:tab/><text:tab/></text:span>Семейство Semelidae</text:p>
      <text:p text:style-name="P2"><text:tab/><text:tab/><text:tab/><text:tab/><text:tab/><text:span text:style-name="T4">Abra alba </text:span><text:span text:style-name="T2">(W. Wood, 1802)</text:span></text:p>
      <text:p text:style-name="P5"><text:span text:style-name="T12"><text:tab/><text:tab/><text:tab/><text:tab/><text:tab/>Abra prismatica </text:span>(Montagu, 1808)</text:p>
      <text:p text:style-name="P2"><text:tab/><text:tab/><text:tab/><text:tab/><text:tab/><text:span text:style-name="T12">Abra segmentum</text:span> (Récluz, 1843)</text:p>
      <text:p text:style-name="P2"><text:span text:style-name="T14"><text:tab/><text:tab/><text:tab/><text:tab/></text:span><text:span text:style-name="T2">Семейство Cardiidae</text:span></text:p>
      <text:p text:style-name="P2"><text:span text:style-name="T2"><text:tab/><text:tab/><text:tab/><text:tab/> <text:tab/></text:span><text:span text:style-name="T4">Acanthocardia tuberculata </text:span><text:span text:style-name="T2">(Linnaeus, 1758)</text:span></text:p>
      <text:p text:style-name="P2"><text:span text:style-name="T2"><text:tab/><text:tab/><text:tab/><text:tab/><text:tab/></text:span><text:span text:style-name="T3">Cerastoderma edule</text:span><text:span text:style-name="T2"> (Linnaeus, 1758)</text:span></text:p>
      <text:p text:style-name="P2"><text:span text:style-name="T2"><text:tab/><text:tab/><text:tab/><text:tab/><text:tab/></text:span><text:span text:style-name="T3">Cerastoderma glaucum</text:span><text:span text:style-name="T2"> (Bruguière, 1789)</text:span></text:p>
      <text:p text:style-name="P2"><text:span text:style-name="T2"><text:tab/><text:tab/><text:tab/><text:tab/><text:tab/></text:span><text:span text:style-name="T3">Papillicardium papillosum</text:span><text:span text:style-name="T2"> (Poli, 1791)</text:span></text:p>
      <text:p text:style-name="P2"><text:span text:style-name="T2"><text:tab/><text:tab/><text:tab/><text:tab/><text:tab/></text:span><text:span text:style-name="T3">Parvicardium exiguum</text:span><text:span text:style-name="T2"> (Gmelin, 1791)</text:span></text:p>
      <text:p text:style-name="P2"><text:span text:style-name="T14"><text:tab/><text:tab/><text:tab/><text:tab/></text:span><text:span text:style-name="T2">Семейство Donacidae</text:span></text:p>
      <text:p text:style-name="P2"><text:span text:style-name="T2"><text:tab/><text:tab/><text:tab/><text:tab/><text:tab/></text:span><text:span text:style-name="T3">Donax semistriatus</text:span><text:span text:style-name="T2"> Poli, 1795</text:span></text:p>
      <text:p text:style-name="P2"><text:span text:style-name="T2"><text:tab/><text:tab/><text:tab/><text:tab/><text:tab/></text:span><text:span text:style-name="T3">Donax venustus</text:span><text:span text:style-name="T2"> Poli, 1795</text:span></text:p>
      <text:p text:style-name="P2"><text:span text:style-name="T8"><text:tab/><text:tab/><text:tab/><text:tab/></text:span>Семейство Tellinidae</text:p>
      <text:p text:style-name="P2"><text:span text:style-name="T2"><text:tab/><text:tab/><text:tab/><text:tab/><text:tab/></text:span><text:span text:style-name="T3">Tellina fabula</text:span><text:span text:style-name="T2"> Gmelin, 1791</text:span></text:p>
      <text:p text:style-name="P2"><text:span text:style-name="T2"><text:tab/><text:tab/><text:tab/><text:tab/><text:tab/></text:span><text:span text:style-name="T3">Tellina tenuis</text:span><text:span text:style-name="T2"> da Costa, 1778</text:span></text:p>
      <text:p text:style-name="P9">Разред Lucinida</text:p>
      <text:p text:style-name="P2"><text:tab/><text:tab/><text:tab/><text:tab/>Семейство Lucinidae</text:p>
      <text:p text:style-name="P2"><text:tab/><text:tab/><text:tab/><text:tab/><text:tab/><text:span text:style-name="T3">Loripes </text:span><text:span text:style-name="T9">orbiculatus </text:span><text:span text:style-name="T8">Poli, 1791</text:span></text:p>
      <text:p text:style-name="P2"><text:span text:style-name="T2"><text:tab/><text:tab/><text:tab/><text:tab/><text:tab/></text:span><text:span text:style-name="T3">Lucinella divaricata</text:span><text:span text:style-name="T2"> (Linnaeus, 1758)</text:span></text:p>
      <text:p text:style-name="P2"><text:tab/><text:tab/><text:tab/>Разред Myida</text:p>
      <text:p text:style-name="P2"><text:tab/><text:tab/><text:tab/><text:tab/>Семейство Corbulidae</text:p>
      <text:p text:style-name="P2"><text:tab/><text:tab/><text:tab/><text:tab/><text:tab/><text:span text:style-name="T3">Lentidium mediterraneum</text:span><text:span text:style-name="T2"> </text:span><text:span text:style-name="T8">(O. G. Costa, 1830)</text:span></text:p>
      <text:p text:style-name="P2"><text:tab/><text:tab/><text:tab/>Разред Venerida</text:p>
      <text:p text:style-name="P2"><text:tab/><text:tab/><text:tab/><text:tab/>Семейство Veneridae</text:p>
      <text:p text:style-name="P2"><text:span text:style-name="T2"><text:tab/><text:tab/><text:tab/><text:tab/><text:tab/></text:span><text:span text:style-name="T3">Chamelea gallina</text:span><text:span text:style-name="T2"> (Linnaeus, 1758)</text:span></text:p>
      <text:p text:style-name="P2"><text:span text:style-name="T2"><text:tab/><text:tab/><text:tab/><text:tab/><text:tab/></text:span><text:span text:style-name="T3">Gouldia minima</text:span><text:span text:style-name="T2"> (Montagu, 1803)</text:span></text:p>
      <text:p text:style-name="P2"><text:span text:style-name="T2"><text:tab/><text:tab/><text:tab/><text:tab/><text:tab/></text:span><text:span text:style-name="T3">Irus irus</text:span><text:span text:style-name="T2"> (Linnaeus, 1758)</text:span></text:p>
      <text:p text:style-name="P2"><text:span text:style-name="T2"><text:tab/><text:tab/><text:tab/><text:tab/><text:tab/></text:span><text:span text:style-name="T3">Pitar rudis</text:span><text:span text:style-name="T2"> (Poli, 1795)</text:span></text:p>
      <text:p text:style-name="P2"><text:span text:style-name="T2"><text:tab/><text:tab/><text:tab/><text:tab/><text:tab/></text:span><text:span text:style-name="T3">Polititapes aureus</text:span><text:span text:style-name="T2"> (Gmelin, 1791)</text:span></text:p>
      <text:p text:style-name="P6"/>
      <text:p text:style-name="P2"><text:span text:style-name="T8"><text:tab/><text:tab/><text:tab/><text:tab/></text:span><text:span text:style-name="T2">Семейство Kelliidae</text:span></text:p>
      <text:p text:style-name="P2"><text:span text:style-name="T2"><text:tab/><text:tab/><text:tab/><text:tab/><text:tab/></text:span><text:span text:style-name="T3">Kellia suborbicularis</text:span><text:span text:style-name="T2"> (Montagu, 1803)</text:span></text:p>
      <text:p text:style-name="P2"><text:span text:style-name="T14"><text:tab/><text:tab/><text:tab/><text:tab/></text:span><text:span text:style-name="T2">Семейство Mactridae</text:span></text:p>
      <text:p text:style-name="P2"><text:span text:style-name="T2"><text:tab/><text:tab/><text:tab/><text:tab/><text:tab/></text:span><text:span text:style-name="T3">Mactra stultorum</text:span><text:span text:style-name="T2"> (Linnaeus, 1758)</text:span></text:p>
      <text:p text:style-name="P2"><text:span text:style-name="T2"><text:tab/><text:tab/><text:tab/><text:tab/><text:tab/></text:span><text:span text:style-name="T3">Spisula subtruncata</text:span><text:span text:style-name="T2"> (da Costa, 1778)</text:span></text:p>
      <text:p text:style-name="P2"><text:tab/><text:tab/>Подклас Pteriomorphia</text:p>
      <text:p text:style-name="P2"><text:tab/><text:tab/><text:tab/>Разред Arcida</text:p>
      <text:p text:style-name="P2"><text:tab/><text:tab/><text:tab/><text:tab/>Семейство Arcidae</text:p>
      <text:p text:style-name="P2"><text:span text:style-name="T2"><text:tab/><text:tab/><text:tab/><text:tab/><text:tab/></text:span><text:span text:style-name="T3">Anadara kagoshimensis</text:span><text:span text:style-name="T2"> (Tokunaga, 1906)</text:span></text:p>
      <text:p text:style-name="P2"><text:soft-page-break/><text:span text:style-name="T8"><text:tab/><text:tab/><text:tab/></text:span>Разред Mytiloida</text:p>
      <text:p text:style-name="P2"><text:tab/><text:tab/><text:tab/><text:tab/>Семейство Mytilidae</text:p>
      <text:p text:style-name="P2"><text:tab/><text:tab/><text:tab/><text:tab/><text:tab/><text:span text:style-name="T3">Mytilaster lineatus</text:span><text:span text:style-name="T2"> (Gmelin, 1791)</text:span></text:p>
      <text:p text:style-name="P2"><text:tab/><text:tab/><text:tab/><text:tab/><text:tab/><text:span text:style-name="T3">Mytilus galloprovincialis</text:span><text:span text:style-name="T2"> Lamarck, 1819</text:span></text:p>
      <text:p text:style-name="P4"/>
      <text:p text:style-name="P2"><text:tab/><text:span text:style-name="T1">Клас Gastropoda</text:span></text:p>
      <text:p text:style-name="P2"><text:tab/><text:tab/>Подклас Caenogastropoda</text:p>
      <text:p text:style-name="P2"><text:tab/><text:tab/><text:tab/>Разред Caenogastropoda</text:p>
      <text:p text:style-name="P2"><text:tab/><text:tab/><text:tab/><text:tab/>Семейство Cerithiidae</text:p>
      <text:p text:style-name="P2"><text:tab/><text:tab/><text:tab/><text:tab/><text:tab/><text:span text:style-name="T3">Bittium reticulatum</text:span><text:span text:style-name="T2"> (da Costa, 1778)</text:span></text:p>
      <text:p text:style-name="P2"><text:tab/><text:tab/><text:tab/>Разред Littorinimorpha</text:p>
      <text:p text:style-name="P2"><text:tab/><text:tab/><text:tab/><text:tab/>Семейство Caecidae</text:p>
      <text:p text:style-name="P2"><text:span text:style-name="T2"><text:tab/><text:tab/><text:tab/><text:tab/><text:tab/></text:span><text:span text:style-name="T3">Caecum armoricum</text:span><text:span text:style-name="T2"> de Folin, 1869</text:span></text:p>
      <text:p text:style-name="P2"><text:span text:style-name="T2"><text:tab/><text:tab/><text:tab/><text:tab/><text:tab/></text:span><text:span text:style-name="T3">Caecum trachea</text:span><text:span text:style-name="T2"> (Montagu, 1803)</text:span></text:p>
      <text:p text:style-name="P5"><text:tab/><text:tab/><text:tab/><text:tab/>Семейство Calyptraeidae</text:p>
      <text:p text:style-name="P2"><text:span text:style-name="T2"><text:tab/><text:tab/><text:tab/><text:tab/><text:tab/></text:span><text:span text:style-name="T3">Calyptraea chinensis</text:span><text:span text:style-name="T2"> (Linnaeus, 1758)</text:span></text:p>
      <text:p text:style-name="P5"><text:tab/><text:tab/><text:tab/><text:tab/>Семейство Hydrobiidae</text:p>
      <text:p text:style-name="P2"><text:span text:style-name="T2"><text:tab/><text:tab/><text:tab/><text:tab/><text:tab/></text:span><text:span text:style-name="T3">Hydrobia acuta</text:span><text:span text:style-name="T2"> (Draparnaud, 1805)</text:span></text:p>
      <text:p text:style-name="P5"><text:tab/><text:tab/><text:tab/><text:tab/>Семейство Rissoidae</text:p>
      <text:p text:style-name="P2"><text:span text:style-name="T2"><text:tab/><text:tab/><text:tab/><text:tab/><text:tab/></text:span><text:span text:style-name="T3">Rissoa membranacea</text:span><text:span text:style-name="T2"> (J. Adams, 1800)</text:span></text:p>
      <text:p text:style-name="P2"><text:span text:style-name="T2"><text:tab/><text:tab/><text:tab/><text:tab/><text:tab/></text:span><text:span text:style-name="T3">Rissoa splendida</text:span><text:span text:style-name="T2"> Eichwald, 1830</text:span></text:p>
      <text:p text:style-name="P5"><text:tab/><text:tab/><text:tab/>Разред Neogastropoda</text:p>
      <text:p text:style-name="P5"><text:tab/><text:tab/><text:tab/><text:tab/>Семейство Mangeliidae</text:p>
      <text:p text:style-name="P2"><text:span text:style-name="T2"><text:tab/><text:tab/><text:tab/><text:tab/><text:tab/></text:span><text:span text:style-name="T3">Cytharella costulata</text:span><text:span text:style-name="T2"> (Dunker, 1860)</text:span></text:p>
      <text:p text:style-name="P5"><text:tab/><text:tab/><text:tab/><text:tab/>Семейство Muricidae</text:p>
      <text:p text:style-name="P2"><text:span text:style-name="T2"><text:tab/><text:tab/><text:tab/><text:tab/><text:tab/></text:span><text:span text:style-name="T3">Rapana venosa</text:span><text:span text:style-name="T2"> (Valenciennes, 1846)</text:span></text:p>
      <text:p text:style-name="P2"><text:tab/><text:tab/><text:tab/><text:tab/>Семейство Nassariidae</text:p>
      <text:p text:style-name="P2"><text:span text:style-name="T2"><text:tab/><text:tab/><text:tab/><text:tab/><text:tab/></text:span><text:span text:style-name="T3">Nassarius reticulatus</text:span><text:span text:style-name="T2"> (Linnaeus, 1758)</text:span></text:p>
      <text:p text:style-name="P10"><text:span text:style-name="T9"><text:tab/><text:tab/> <text:s text:c="7"/>Tritia</text:span><text:span text:style-name="T3"> neritea</text:span><text:span text:style-name="T2"> (Linnaeus, 1758)</text:span></text:p>
      <text:p text:style-name="P2"><text:span text:style-name="T2"><text:tab/><text:tab/><text:tab/><text:tab/><text:tab/></text:span><text:span text:style-name="T9">Tritia</text:span><text:span text:style-name="T3"> pellucida</text:span><text:span text:style-name="T2"> </text:span><text:span text:style-name="T8">(</text:span><text:span text:style-name="T2">Risso, 1826</text:span><text:span text:style-name="T8">)</text:span></text:p>
      <text:p text:style-name="P5"><text:tab/><text:tab/>Подклас Heterobranchia</text:p>
      <text:p text:style-name="P5"><text:tab/><text:tab/><text:tab/>Разред Cephalaspidea</text:p>
      <text:p text:style-name="P5"><text:tab/><text:tab/><text:tab/><text:tab/>Семейство Retusidae</text:p>
      <text:p text:style-name="P2"><text:span text:style-name="T2"><text:tab/><text:tab/><text:tab/><text:tab/><text:tab/></text:span><text:span text:style-name="T3">Retusa truncatula</text:span><text:span text:style-name="T2"> (Bruguière, 1792)</text:span></text:p>
      <text:p text:style-name="P2"><text:span text:style-name="T2"><text:tab/><text:tab/><text:tab/><text:tab/><text:tab/></text:span><text:span text:style-name="T3">Retusa variabilis </text:span><text:span text:style-name="T2">(Milaschewitsch, 1912)</text:span></text:p>
      <text:p text:style-name="P2"><text:tab/><text:tab/><text:tab/><text:span text:style-name="T13">Инфраклас Heterobranchia</text:span><text:tab/></text:p>
      <text:p text:style-name="P2"><text:tab/><text:tab/><text:tab/><text:tab/>Семейство Pyramidellidae</text:p>
      <text:p text:style-name="P2"><text:span text:style-name="T2"><text:tab/><text:tab/><text:tab/><text:tab/><text:tab/></text:span><text:span text:style-name="T3">Brachystomia scalaris</text:span><text:span text:style-name="T2"> (MacGillivray, 1843)</text:span></text:p>
      <text:p text:style-name="P2"><text:span text:style-name="T2"><text:tab/><text:tab/><text:tab/><text:tab/><text:tab/></text:span><text:span text:style-name="T3">Odostomia plicata</text:span><text:span text:style-name="T2"> (Montagu, 1803)</text:span></text:p>
      <text:p text:style-name="P2"><text:span text:style-name="T2"><text:tab/><text:tab/><text:tab/><text:tab/><text:tab/></text:span><text:span text:style-name="T3">Parthenina interstincta</text:span><text:span text:style-name="T2"> (J. Adams, 1797)</text:span></text:p>
      <text:p text:style-name="P5"><text:tab/><text:tab/>Подклас Vetigastropoda</text:p>
      <text:p text:style-name="P5"><text:tab/><text:tab/><text:tab/><text:tab/>Семейство Phasianellidae</text:p>
      <text:p text:style-name="P2"><text:span text:style-name="T2"><text:tab/><text:tab/><text:tab/><text:tab/><text:tab/></text:span><text:span text:style-name="T3">Tricolia pullus</text:span><text:span text:style-name="T2"> (Linnaeus, 1758)</text:span></text:p>
      <text:p text:style-name="P5"><text:tab/><text:tab/><text:tab/><text:tab/>Семейство Trochidae</text:p>
      <text:p text:style-name="P2"><text:span text:style-name="T2"><text:tab/><text:tab/><text:tab/><text:tab/><text:tab/></text:span><text:span text:style-name="T3">Gibbula divaricata</text:span><text:span text:style-name="T2"> (Linnaeus, 1758)</text:span></text:p>
      <text:p text:style-name="P2"><text:tab/><text:span text:style-name="T1">Клас Polyplacophora</text:span></text:p>
      <text:p text:style-name="P2"><text:soft-page-break/><text:tab/><text:tab/>Подклас Neoloricata</text:p>
      <text:p text:style-name="P2"><text:tab/><text:tab/><text:tab/>Разред Chitonida</text:p>
      <text:p text:style-name="P2"><text:tab/><text:tab/><text:tab/><text:tab/>Семейство Lepidochitonidae</text:p>
      <text:p text:style-name="P2"><text:tab/><text:tab/><text:tab/><text:tab/><text:tab/><text:span text:style-name="T3">Lepidochitona (Lepidochitona) cinerea</text:span><text:span text:style-name="T2"> (Linnaeus, 1767)</text:span></text:p>
      <text:p text:style-name="P2"/>
      <text:p text:style-name="P3">Тип Nemertea</text:p>
      <text:p text:style-name="P2"><text:tab/><text:tab/><text:tab/><text:tab/><text:tab/>Nemertea g.sp.</text:p>
      <text:p text:style-name="P2"/>
      <text:p text:style-name="P3">Тип Phoronida</text:p>
      <text:p text:style-name="P2"><text:tab/><text:tab/><text:tab/><text:tab/><text:tab/>Phoronida g.sp.</text:p>
      <text:p text:style-name="P2"/>
      <text:p text:style-name="P3">Тип Platyhelminthes</text:p>
      <text:p text:style-name="P2"><text:tab/><text:span text:style-name="T1">Клас Turbellaria</text:span></text:p>
      <text:p text:style-name="P1"><text:tab/><text:tab/><text:tab/><text:tab/><text:tab/>Turbellaria g.s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style:paragraph-properties fo:text-align="justify" style:justify-single-word="false" fo:orphans="2" fo:widows="2" style:page-number="auto" fo:break-before="auto" fo:break-after="auto" style:writing-mode="page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svg:width="16cm" fo:min-height="0.041cm" text:anchor-type="paragraph" svg:x="0cm" fo:margin-top="0.101cm" fo:margin-bottom="0.101cm" style:protect="position" style:wrap="none" style:horizontal-pos="left" style:horizontal-rel="paragraph-content" fo:background-color="transparent" draw:fill="none" draw:fill-color="#729fcf" style:shadow="none" draw:shadow-opacity="100%" style:flow-with-text="tru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11:30:30.096043969</meta:creation-date>
    <meta:editing-duration>PT8M2S</meta:editing-duration>
    <meta:editing-cycles>6</meta:editing-cycles>
    <meta:generator>LibreOffice/5.3.2.2$Linux_X86_64 LibreOffice_project/6cd4f1ef626f15116896b1d8e1398b56da0d0ee1</meta:generator>
    <meta:initial-creator>K</meta:initial-creator>
    <dc:date>2017-08-28T15:01:35.916732220</dc:date>
    <meta:document-statistic meta:table-count="0" meta:image-count="0" meta:object-count="0" meta:page-count="8" meta:paragraph-count="322" meta:word-count="984" meta:character-count="9777" meta:non-whitespace-character-count="7801"/>
    <meta:template xlink:type="simple" xlink:actuate="onRequest" xlink:title="thesis_styles" xlink:href="../../../../../../../../../home/eti/Templates/thesis_styles.ott" meta:date="2017-07-05T10:55:03.204828869"/>
  </office:meta>
</office:document-meta>
</file>